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2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25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 table:number-rows-repeated="1048437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7:Sheet1.C1048576 Sheet1.C134:Sheet1.C134 Sheet1.C108:Sheet1.C13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23:15:58.176305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20T02:08:12.462436569</dc:date>
    <meta:editing-duration>P1DT22H10M49S</meta:editing-duration>
    <meta:editing-cycles>176</meta:editing-cycles>
    <meta:generator>LibreOffice/7.3.1.3$Linux_X86_64 LibreOffice_project/30$Build-3</meta:generator>
    <meta:document-statistic meta:table-count="1" meta:cell-count="589" meta:object-count="0"/>
  </office:meta>
</office:document-meta>
</file>